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chivo" svg:font-family="Archivo"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ac33" officeooo:paragraph-rsid="0005ac33"/>
    </style:style>
    <style:style style:name="P2" style:family="paragraph" style:parent-style-name="Standard">
      <style:text-properties officeooo:rsid="0005ac33" officeooo:paragraph-rsid="000a4cef"/>
    </style:style>
    <style:style style:name="P3" style:family="paragraph" style:parent-style-name="Standard">
      <style:text-properties officeooo:rsid="0005ac33" officeooo:paragraph-rsid="00226977"/>
    </style:style>
    <style:style style:name="P4" style:family="paragraph" style:parent-style-name="Standard">
      <style:text-properties officeooo:paragraph-rsid="000a4cef"/>
    </style:style>
    <style:style style:name="P5" style:family="paragraph" style:parent-style-name="Text_20_body">
      <style:text-properties officeooo:paragraph-rsid="000a4cef"/>
    </style:style>
    <style:style style:name="P6" style:family="paragraph" style:parent-style-name="Standard">
      <style:text-properties officeooo:rsid="000a4cef" officeooo:paragraph-rsid="000a4cef"/>
    </style:style>
    <style:style style:name="P7" style:family="paragraph" style:parent-style-name="Standard">
      <style:text-properties officeooo:rsid="000a4cef" officeooo:paragraph-rsid="00226977"/>
    </style:style>
    <style:style style:name="P8" style:family="paragraph" style:parent-style-name="Standard">
      <style:text-properties officeooo:rsid="0011c923" officeooo:paragraph-rsid="0011c923"/>
    </style:style>
    <style:style style:name="P9" style:family="paragraph" style:parent-style-name="Standard">
      <style:text-properties officeooo:rsid="0011c923" officeooo:paragraph-rsid="00226977"/>
    </style:style>
    <style:style style:name="P10" style:family="paragraph" style:parent-style-name="Standard">
      <style:text-properties officeooo:rsid="00158b7d" officeooo:paragraph-rsid="00158b7d"/>
    </style:style>
    <style:style style:name="P11" style:family="paragraph" style:parent-style-name="Standard">
      <style:text-properties officeooo:rsid="00158b7d" officeooo:paragraph-rsid="00226977"/>
    </style:style>
    <style:style style:name="P12" style:family="paragraph" style:parent-style-name="Text_20_body">
      <style:text-properties officeooo:rsid="00081e07" officeooo:paragraph-rsid="000a4cef"/>
    </style:style>
    <style:style style:name="P13" style:family="paragraph" style:parent-style-name="Standard">
      <style:text-properties officeooo:rsid="001aa411" officeooo:paragraph-rsid="001aa411"/>
    </style:style>
    <style:style style:name="P14" style:family="paragraph" style:parent-style-name="Standard">
      <style:text-properties officeooo:rsid="001aa411" officeooo:paragraph-rsid="00226977"/>
    </style:style>
    <style:style style:name="P15" style:family="paragraph" style:parent-style-name="Standard">
      <style:text-properties officeooo:rsid="00226977" officeooo:paragraph-rsid="00226977"/>
    </style:style>
    <style:style style:name="P16" style:family="paragraph" style:parent-style-name="Standard">
      <style:text-properties style:font-name="Archivo" fo:font-weight="bold" officeooo:rsid="0023ea61" officeooo:paragraph-rsid="0023ea61" style:font-weight-asian="bold" style:font-weight-complex="bold"/>
    </style:style>
    <style:style style:name="P17" style:family="paragraph" style:parent-style-name="Text_20_body">
      <style:text-properties style:font-name="Archivo" fo:font-weight="bold" officeooo:rsid="00226977" officeooo:paragraph-rsid="00226977" style:font-weight-asian="bold" style:font-weight-complex="bold"/>
    </style:style>
    <style:style style:name="P18" style:family="paragraph" style:parent-style-name="Standard">
      <style:text-properties officeooo:rsid="002557ba" officeooo:paragraph-rsid="002557ba"/>
    </style:style>
    <style:style style:name="T1" style:family="text">
      <style:text-properties officeooo:rsid="000558cc"/>
    </style:style>
    <style:style style:name="T2" style:family="text">
      <style:text-properties officeooo:rsid="000942b4"/>
    </style:style>
    <style:style style:name="T3" style:family="text">
      <style:text-properties officeooo:rsid="000c7043"/>
    </style:style>
    <style:style style:name="T4" style:family="text">
      <style:text-properties officeooo:rsid="0023ea6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alculo para <text:span text:style-name="T1">las </text:span>encuestas:</text:h>
      <text:p text:style-name="Text_20_body"/>
      <text:p text:style-name="P17">Encuestas para población general</text:p>
      <text:p text:style-name="P6">Para realizar las encuestas tomamos la población total de Tezoquipa como base, <text:span text:style-name="T3">la cual al ser una población finita usamos la formula</text:span>:</text:p>
      <text:p text:style-name="P6"/>
      <text:p text:style-name="P6"><draw:frame draw:style-name="fr1" draw:name="Object2" text:anchor-type="as-char" svg:y="-0.688cm" svg:width="4.281cm" svg:height="1.159cm" draw:z-index="1"><draw:object xlink:href="./Object 2" xlink:type="simple" xlink:show="embed" xlink:actuate="onLoad"/><draw:image xlink:href="./ObjectReplacements/Object 2" xlink:type="simple" xlink:show="embed" xlink:actuate="onLoad"/></draw:frame></text:p>
      <text:p text:style-name="P6"/>
      <text:p text:style-name="P2"><draw:frame draw:style-name="fr1" draw:name="Object1" text:anchor-type="as-char" svg:y="-1.577cm" svg:width="10.509cm" svg:height="3.034cm" draw:z-index="0"><draw:object xlink:href="./Object 1" xlink:type="simple" xlink:show="embed" xlink:actuate="onLoad"/><draw:image xlink:href="./ObjectReplacements/Object 1" xlink:type="simple" xlink:show="embed" xlink:actuate="onLoad"/></draw:frame></text:p>
      <text:p text:style-name="P1"/>
      <text:p text:style-name="P8">Si sabemos que:</text:p>
      <text:p text:style-name="P8"/>
      <text:p text:style-name="P8"><draw:frame draw:style-name="fr1" draw:name="Object3" text:anchor-type="as-char" svg:y="-1.288cm" svg:width="1.803cm" svg:height="2.425cm" draw:z-index="2"><draw:object xlink:href="./Object 3" xlink:type="simple" xlink:show="embed" xlink:actuate="onLoad"/><draw:image xlink:href="./ObjectReplacements/Object 3" xlink:type="simple" xlink:show="embed" xlink:actuate="onLoad"/><svg:desc>formula</svg:desc></draw:frame></text:p>
      <text:p text:style-name="P8"/>
      <text:p text:style-name="P10">entonces:</text:p>
      <text:p text:style-name="P10"><draw:frame draw:style-name="fr1" draw:name="Object4" text:anchor-type="as-char" svg:y="-0.681cm" svg:width="7.511cm" svg:height="1.152cm" draw:z-index="3"><draw:object xlink:href="./Object 4" xlink:type="simple" xlink:show="embed" xlink:actuate="onLoad"/><draw:image xlink:href="./ObjectReplacements/Object 4" xlink:type="simple" xlink:show="embed" xlink:actuate="onLoad"/></draw:frame></text:p>
      <text:p text:style-name="P10"/>
      <text:p text:style-name="P13"><draw:frame draw:style-name="fr1" draw:name="Object5" text:anchor-type="as-char" svg:y="-0.377cm" svg:width="1.75cm" svg:height="0.469cm" draw:z-index="4"><draw:object xlink:href="./Object 5" xlink:type="simple" xlink:show="embed" xlink:actuate="onLoad"/><draw:image xlink:href="./ObjectReplacements/Object 5" xlink:type="simple" xlink:show="embed" xlink:actuate="onLoad"/></draw:frame></text:p>
      <text:p text:style-name="P13"/>
      <text:p text:style-name="P13"/>
      <text:p text:style-name="P16">Encuesta para población estudiantil</text:p>
      <text:p text:style-name="P7">Para realizar las encuestas tomamos la población <text:span text:style-name="T4">del tecnologico nacional de mexico campus atitalaquia</text:span>, <text:span text:style-name="T3">la cual al ser una población finita usamos la formula</text:span>:</text:p>
      <text:p text:style-name="P7"/>
      <text:p text:style-name="P7"><draw:frame draw:style-name="fr1" draw:name="Object7" text:anchor-type="as-char" svg:y="-0.688cm" svg:width="4.281cm" svg:height="1.159cm" draw:z-index="6"><draw:object xlink:href="./Object 7" xlink:type="simple" xlink:show="embed" xlink:actuate="onLoad"/><draw:image xlink:href="./ObjectReplacements/Object 7" xlink:type="simple" xlink:show="embed" xlink:actuate="onLoad"/><svg:desc>formula</svg:desc></draw:frame></text:p>
      <text:p text:style-name="P7"/>
      <text:p text:style-name="P3"><draw:frame draw:style-name="fr1" draw:name="Object8" text:anchor-type="as-char" svg:y="-1.577cm" svg:width="10.509cm" svg:height="3.034cm" draw:z-index="7"><draw:object xlink:href="./Object 8" xlink:type="simple" xlink:show="embed" xlink:actuate="onLoad"/><draw:image xlink:href="./ObjectReplacements/Object 8" xlink:type="simple" xlink:show="embed" xlink:actuate="onLoad"/><svg:desc>formula</svg:desc></draw:frame></text:p>
      <text:p text:style-name="P18"><text:soft-page-break/>a=</text:p>
      <text:p text:style-name="P9">Si sabemos que:</text:p>
      <text:p text:style-name="P9"/>
      <text:p text:style-name="P9"><draw:frame draw:style-name="fr1" draw:name="Object9" text:anchor-type="as-char" svg:y="-1.288cm" svg:width="1.803cm" svg:height="2.425cm" draw:z-index="8"><draw:object xlink:href="./Object 9" xlink:type="simple" xlink:show="embed" xlink:actuate="onLoad"/><draw:image xlink:href="./ObjectReplacements/Object 9" xlink:type="simple" xlink:show="embed" xlink:actuate="onLoad"/><svg:desc>formula</svg:desc></draw:frame></text:p>
      <text:p text:style-name="P9"/>
      <text:p text:style-name="P11">entonces:</text:p>
      <text:p text:style-name="P11"><draw:frame draw:style-name="fr1" draw:name="Object10" text:anchor-type="as-char" svg:y="-0.681cm" svg:width="7.516cm" svg:height="1.152cm" draw:z-index="9"><draw:object xlink:href="./Object 10" xlink:type="simple" xlink:show="embed" xlink:actuate="onLoad"/><draw:image xlink:href="./ObjectReplacements/Object 10" xlink:type="simple" xlink:show="embed" xlink:actuate="onLoad"/><svg:desc>formula</svg:desc></draw:frame></text:p>
      <text:p text:style-name="P11"/>
      <text:p text:style-name="P14"><draw:frame draw:style-name="fr1" draw:name="Object6" text:anchor-type="as-char" svg:y="-0.377cm" svg:width="1.898cm" svg:height="0.469cm" draw:z-index="5"><draw:object xlink:href="./Object 6" xlink:type="simple" xlink:show="embed" xlink:actuate="onLoad"/><draw:image xlink:href="./ObjectReplacements/Object 6" xlink:type="simple" xlink:show="embed" xlink:actuate="onLoad"/><svg:desc>formula</svg:desc></draw:frame></text:p>
      <text:p text:style-name="P6"/>
      <text:p text:style-name="P15">750</text:p>
      <text:p text:style-name="P6"/>
      <text:p text:style-name="P6">_______________________________________________________________________</text:p>
      <text:p text:style-name="P6"/>
      <text:p text:style-name="P4"/>
      <text:p text:style-name="P4">Principales resultados por localidad (ITER) del Censo de Población y Vivienda 2020. Datos oportunos</text:p>
      <text:p text:style-name="P5"/>
      <text:p text:style-name="P5">NEGI. Censo de Población y Vivienda 2020. SNIEG. Información de Interés Nacional. Conjunto de indicadores de población y vivienda a nivel localidad de todo el país, provenientes del Censo de Población y Vivienda 2020. <text:line-break/><text:line-break/>NOTA:<text:line-break/>El 16 de marzo de 2021, se reemplazó el archivo del Conjunto de datos, debido a que se incorporó la variable Total de viviendas particulares habitadas con características. Asimismo, en el archivo Diccionario de datos se hizo una revisión para mejorar la redacción de la descripción de los indicadores. </text:p>
      <text:p text:style-name="P2">En 202<text:span text:style-name="T2">1</text:span> registró una población de 3416 personas, lo que corresponde al 10.84% de la población municipal.<text:bookmark text:name="cite_ref-catalogo_14-1"/> Tiene 8<text:span text:style-name="T2">47</text:span> viviendas habitadas.</text:p>
      <text:p text:style-name="P2"/>
      <text:p text:style-name="P12">INFORMACION OBTENIDA DE: <text:a xlink:type="simple" xlink:href="https://www.inegi.org.mx/app/descarga/ficha.html?tit=325911&amp;ag=0&amp;f=csv" text:style-name="Internet_20_link" text:visited-style-name="Visited_20_Internet_20_Link">https://www.inegi.org.mx/app/descarga/ficha.html?tit=325911&amp;ag=0&amp;f=csv</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chivo" svg:font-family="Archivo" style:font-pitch="variable"/>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5T08:41:19.569000000</meta:creation-date>
    <dc:date>2023-03-03T12:14:47.582000000</dc:date>
    <meta:editing-duration>PT2H39M7S</meta:editing-duration>
    <meta:editing-cycles>25</meta:editing-cycles>
    <meta:generator>LibreOffice/7.5.0.3$Windows_X86_64 LibreOffice_project/c21113d003cd3efa8c53188764377a8272d9d6de</meta:generator>
    <meta:document-statistic meta:table-count="0" meta:image-count="0" meta:object-count="10" meta:page-count="2" meta:paragraph-count="26" meta:word-count="192" meta:character-count="1366" meta:non-whitespace-character-count="1187"/>
  </office:meta>
</office:document-meta>
</file>

<file path=Object 1/content.xml><?xml version="1.0" encoding="utf-8"?>
<math xmlns="http://www.w3.org/1998/Math/MathML" display="block">
  <semantics>
    <mtable>
      <mtr>
        <mtd>
          <mrow>
            <mi>n</mi>
            <mrow>
              <mspace width="2em"/>
              <mo stretchy="false">=</mo>
              <mspace width="2em"/>
            </mrow>
            <mi mathvariant="italic">tamaño</mi>
            <mi mathvariant="italic">de</mi>
            <mi mathvariant="italic">muestra</mi>
          </mrow>
        </mtd>
      </mtr>
      <mtr>
        <mtd>
          <mrow>
            <mi>N</mi>
            <mrow>
              <mspace width="2em"/>
              <mo stretchy="false">=</mo>
              <mspace width="2em"/>
            </mrow>
            <mi mathvariant="italic">tamaño</mi>
            <mi mathvariant="italic">poblacion</mi>
            <mrow>
              <mo fence="true" form="prefix" stretchy="false">(</mo>
              <mrow>
                <mrow>
                  <mi mathvariant="italic">viviendas</mi>
                  <mi mathvariant="italic">habitadas</mi>
                </mrow>
              </mrow>
              <mo fence="true" form="postfix" stretchy="false">)</mo>
            </mrow>
          </mrow>
        </mtd>
      </mtr>
      <mtr>
        <mtd>
          <mrow>
            <mi>Z</mi>
            <mrow>
              <mspace width="2em"/>
              <mo stretchy="false">=</mo>
              <mspace width="2em"/>
            </mrow>
            <mi mathvariant="italic">nivel</mi>
            <mi mathvariant="italic">de</mi>
            <mi mathvariant="italic">confianza</mi>
          </mrow>
        </mtd>
      </mtr>
      <mtr>
        <mtd>
          <mrow>
            <mi>e</mi>
            <mrow>
              <mspace width="2em"/>
              <mo stretchy="false">=</mo>
              <mspace width="2em"/>
            </mrow>
            <mi mathvariant="italic">error</mi>
            <mi mathvariant="italic">maximo</mi>
            <mi mathvariant="italic">aceptado</mi>
          </mrow>
        </mtd>
      </mtr>
      <mtr>
        <mtd>
          <mrow>
            <mi>p</mi>
            <mrow>
              <mspace width="2em"/>
              <mo stretchy="false">=</mo>
              <mspace width="2em"/>
            </mrow>
            <mi mathvariant="italic">probablidad</mi>
            <mi mathvariant="italic">de</mi>
            <mi mathvariant="italic">que</mi>
            <mi mathvariant="italic">ocurra</mi>
            <mi mathvariant="italic">el</mi>
            <mi mathvariant="italic">evento</mi>
            <mi mathvariant="italic">estuiado</mi>
            <mrow>
              <mo fence="true" form="prefix" stretchy="false">(</mo>
              <mrow>
                <mrow>
                  <mn>0</mn>
                  <mo stretchy="false">−</mo>
                  <mn>1</mn>
                </mrow>
              </mrow>
              <mo fence="true" form="postfix" stretchy="false">)</mo>
            </mrow>
          </mrow>
        </mtd>
      </mtr>
      <mtr>
        <mtd>
          <mrow>
            <mi>q</mi>
            <mrow>
              <mspace width="2em"/>
              <mo stretchy="false">=</mo>
              <mspace width="2em"/>
            </mrow>
            <mi mathvariant="italic">probabilidad</mi>
            <mi mathvariant="italic">de</mi>
            <mi mathvariant="italic">que</mi>
            <mi mathvariant="italic">no</mi>
            <mi mathvariant="italic">ocurra</mi>
            <mi mathvariant="italic">el</mi>
            <mi mathvariant="italic">evento</mi>
            <mi mathvariant="italic">estudiado</mi>
            <mrow>
              <mo fence="true" form="prefix" stretchy="false">(</mo>
              <mrow>
                <mrow>
                  <mn>1</mn>
                  <mo stretchy="false">−</mo>
                  <mi>p</mi>
                </mrow>
              </mrow>
              <mo fence="true" form="postfix" stretchy="false">)</mo>
            </mrow>
          </mrow>
        </mtd>
      </mtr>
    </mtable>
    <annotation encoding="StarMath 5.0">n ~=~ tamaño de muestra
newline
N ~=~ tamaño poblacion ( viviendas habitadas )
newline
Z~=~nivel de confianza
newline
e~=~error maximo aceptado
newline
p~=~probablidad de que ocurra el evento estuiado (0-1)
newline
q~=~probabilidad de que no ocurra el evento estudiado(1-p)
</annotation>
  </semantics>
</math>
</file>

<file path=Object 10/content.xml><?xml version="1.0" encoding="utf-8"?>
<math xmlns="http://www.w3.org/1998/Math/MathML" display="block">
  <semantics>
    <mrow>
      <mi>n</mi>
      <mo stretchy="false">=</mo>
      <mfrac>
        <mrow>
          <mn>847</mn>
          <mo stretchy="false">∗</mo>
          <msup>
            <mn>0.90</mn>
            <mn>2</mn>
          </msup>
          <mo stretchy="false">∗</mo>
          <mn>0.5</mn>
          <mo stretchy="false">∗</mo>
          <mn>0.5</mn>
        </mrow>
        <mrow>
          <mrow>
            <msup>
              <mn>0.1</mn>
              <mn>2</mn>
            </msup>
            <mo stretchy="false">∗</mo>
            <mrow>
              <mo fence="true" form="prefix" stretchy="false">(</mo>
              <mrow>
                <mrow>
                  <mn>847</mn>
                  <mo stretchy="false">−</mo>
                  <mn>1</mn>
                </mrow>
              </mrow>
              <mo fence="true" form="postfix" stretchy="false">)</mo>
            </mrow>
          </mrow>
          <mo stretchy="false">+</mo>
          <mrow>
            <msup>
              <mn>0.90</mn>
              <mn>2</mn>
            </msup>
            <mo stretchy="false">∗</mo>
            <mn>0.5</mn>
            <mo stretchy="false">∗</mo>
            <mn>0.5</mn>
          </mrow>
        </mrow>
      </mfrac>
      <mo stretchy="false">=</mo>
      <mfrac>
        <mn>151.88</mn>
        <mn>1.8745</mn>
      </mfrac>
    </mrow>
    <annotation encoding="StarMath 5.0">n={847*0.90^2*0.5*0.5}over{ 0.1^2*(847-1)+0.90^2*0.5*0.5 }={ 151.88}over{1.8745}</annotation>
  </semantics>
</math>
</file>

<file path=Object 2/content.xml><?xml version="1.0" encoding="utf-8"?>
<math xmlns="http://www.w3.org/1998/Math/MathML" display="block">
  <semantics>
    <mrow>
      <mi>n</mi>
      <mo stretchy="false">=</mo>
      <mfrac>
        <mrow>
          <mi>N</mi>
          <mo stretchy="false">∗</mo>
          <msubsup>
            <mi>Z</mi>
            <mi>α</mi>
            <mn>2</mn>
          </msubsup>
          <mo stretchy="false">∗</mo>
          <mi>p</mi>
          <mo stretchy="false">∗</mo>
          <mi>q</mi>
        </mrow>
        <mrow>
          <mrow>
            <msup>
              <mi>e</mi>
              <mn>2</mn>
            </msup>
            <mo stretchy="false">∗</mo>
            <mrow>
              <mo fence="true" form="prefix" stretchy="false">(</mo>
              <mrow>
                <mrow>
                  <mi>N</mi>
                  <mo stretchy="false">−</mo>
                  <mn>1</mn>
                </mrow>
              </mrow>
              <mo fence="true" form="postfix" stretchy="false">)</mo>
            </mrow>
          </mrow>
          <mo stretchy="false">+</mo>
          <mrow>
            <msubsup>
              <mi>Z</mi>
              <mi>α</mi>
              <mn>2</mn>
            </msubsup>
            <mo stretchy="false">∗</mo>
            <mi>p</mi>
            <mo stretchy="false">∗</mo>
            <mi>q</mi>
          </mrow>
        </mrow>
      </mfrac>
    </mrow>
    <annotation encoding="StarMath 5.0">n= {N * Z_{%alpha}^{2} *p*q } over {e^2*(N-1)+Z_{%alpha}^{2}*p*q} </annotation>
  </semantics>
</math>
</file>

<file path=Object 3/content.xml><?xml version="1.0" encoding="utf-8"?>
<math xmlns="http://www.w3.org/1998/Math/MathML" display="block">
  <semantics>
    <mtable>
      <mtr>
        <mtd>
          <mrow>
            <mi>N</mi>
            <mrow>
              <mspace width="2em"/>
              <mo stretchy="false">=</mo>
              <mspace width="2em"/>
            </mrow>
            <mn>847</mn>
          </mrow>
        </mtd>
      </mtr>
      <mtr>
        <mtd>
          <mrow>
            <mi>Z</mi>
            <mrow>
              <mspace width="2em"/>
              <mo stretchy="false">=</mo>
              <mspace width="2em"/>
            </mrow>
            <mn>0.90</mn>
          </mrow>
        </mtd>
      </mtr>
      <mtr>
        <mtd>
          <mrow>
            <mi>e</mi>
            <mrow>
              <mspace width="2em"/>
              <mo stretchy="false">=</mo>
              <mspace width="2em"/>
            </mrow>
            <mn>0.10</mn>
          </mrow>
        </mtd>
      </mtr>
      <mtr>
        <mtd>
          <mrow>
            <mi>p</mi>
            <mrow>
              <mspace width="2em"/>
              <mo stretchy="false">=</mo>
              <mspace width="2em"/>
            </mrow>
            <mn>0.5</mn>
          </mrow>
        </mtd>
      </mtr>
      <mtr>
        <mtd>
          <mrow>
            <mi>q</mi>
            <mrow>
              <mspace width="2em"/>
              <mo stretchy="false">=</mo>
              <mspace width="2em"/>
            </mrow>
            <mn>0.5</mn>
          </mrow>
        </mtd>
      </mtr>
    </mtable>
    <annotation encoding="StarMath 5.0">N ~=~ 847
newline
Z~=~0.90
newline
e~=~0.10
newline
p~=~0.5
newline
q~=~0.5

</annotation>
  </semantics>
</math>
</file>

<file path=Object 4/content.xml><?xml version="1.0" encoding="utf-8"?>
<math xmlns="http://www.w3.org/1998/Math/MathML" display="block">
  <semantics>
    <mrow>
      <mi>n</mi>
      <mo stretchy="false">=</mo>
      <mfrac>
        <mrow>
          <mn>847</mn>
          <mo stretchy="false">∗</mo>
          <msup>
            <mn>0.90</mn>
            <mn>2</mn>
          </msup>
          <mo stretchy="false">∗</mo>
          <mn>0.5</mn>
          <mo stretchy="false">∗</mo>
          <mn>0.5</mn>
        </mrow>
        <mrow>
          <mrow>
            <msup>
              <mn>0.1</mn>
              <mn>2</mn>
            </msup>
            <mo stretchy="false">∗</mo>
            <mrow>
              <mo fence="true" form="prefix" stretchy="false">(</mo>
              <mrow>
                <mrow>
                  <mn>847</mn>
                  <mo stretchy="false">−</mo>
                  <mn>1</mn>
                </mrow>
              </mrow>
              <mo fence="true" form="postfix" stretchy="false">)</mo>
            </mrow>
          </mrow>
          <mo stretchy="false">+</mo>
          <mrow>
            <msup>
              <mn>0.90</mn>
              <mn>2</mn>
            </msup>
            <mo stretchy="false">∗</mo>
            <mn>0.5</mn>
            <mo stretchy="false">∗</mo>
            <mn>0.5</mn>
          </mrow>
        </mrow>
      </mfrac>
      <mo stretchy="false">=</mo>
      <mfrac>
        <mn>171.52</mn>
        <mn>2.1170</mn>
      </mfrac>
    </mrow>
    <annotation encoding="StarMath 5.0">n={847*0.90^2*0.5*0.5}over{ 0.1^2*(847-1)+0.90^2*0.5*0.5 }={ 171.52}over{2.1170}</annotation>
  </semantics>
</math>
</file>

<file path=Object 5/content.xml><?xml version="1.0" encoding="utf-8"?>
<math xmlns="http://www.w3.org/1998/Math/MathML" display="block">
  <semantics>
    <mrow>
      <mi>n</mi>
      <mo stretchy="false">=</mo>
      <mn>81.018</mn>
    </mrow>
    <annotation encoding="StarMath 5.0">n=81.018</annotation>
  </semantics>
</math>
</file>

<file path=Object 6/content.xml><?xml version="1.0" encoding="utf-8"?>
<math xmlns="http://www.w3.org/1998/Math/MathML" display="block">
  <semantics>
    <mrow>
      <mrow>
        <mi>n</mi>
        <mo stretchy="false">=</mo>
        <mn>81.0</mn>
      </mrow>
      <mn>.21</mn>
    </mrow>
    <annotation encoding="StarMath 5.0">n=81.0.21</annotation>
  </semantics>
</math>
</file>

<file path=Object 7/content.xml><?xml version="1.0" encoding="utf-8"?>
<math xmlns="http://www.w3.org/1998/Math/MathML" display="block">
  <semantics>
    <mrow>
      <mi>n</mi>
      <mo stretchy="false">=</mo>
      <mfrac>
        <mrow>
          <mi>N</mi>
          <mo stretchy="false">∗</mo>
          <msubsup>
            <mi>Z</mi>
            <mi>α</mi>
            <mn>2</mn>
          </msubsup>
          <mo stretchy="false">∗</mo>
          <mi>p</mi>
          <mo stretchy="false">∗</mo>
          <mi>q</mi>
        </mrow>
        <mrow>
          <mrow>
            <msup>
              <mi>e</mi>
              <mn>2</mn>
            </msup>
            <mo stretchy="false">∗</mo>
            <mrow>
              <mo fence="true" form="prefix" stretchy="false">(</mo>
              <mrow>
                <mrow>
                  <mi>N</mi>
                  <mo stretchy="false">−</mo>
                  <mn>1</mn>
                </mrow>
              </mrow>
              <mo fence="true" form="postfix" stretchy="false">)</mo>
            </mrow>
          </mrow>
          <mo stretchy="false">+</mo>
          <mrow>
            <msubsup>
              <mi>Z</mi>
              <mi>α</mi>
              <mn>2</mn>
            </msubsup>
            <mo stretchy="false">∗</mo>
            <mi>p</mi>
            <mo stretchy="false">∗</mo>
            <mi>q</mi>
          </mrow>
        </mrow>
      </mfrac>
    </mrow>
    <annotation encoding="StarMath 5.0">n= {N * Z_{%alpha}^{2} *p*q } over {e^2*(N-1)+Z_{%alpha}^{2}*p*q} </annotation>
  </semantics>
</math>
</file>

<file path=Object 8/content.xml><?xml version="1.0" encoding="utf-8"?>
<math xmlns="http://www.w3.org/1998/Math/MathML" display="block">
  <semantics>
    <mtable>
      <mtr>
        <mtd>
          <mrow>
            <mi>n</mi>
            <mrow>
              <mspace width="2em"/>
              <mo stretchy="false">=</mo>
              <mspace width="2em"/>
            </mrow>
            <mi mathvariant="italic">tamaño</mi>
            <mi mathvariant="italic">de</mi>
            <mi mathvariant="italic">muestra</mi>
          </mrow>
        </mtd>
      </mtr>
      <mtr>
        <mtd>
          <mrow>
            <mi>N</mi>
            <mrow>
              <mspace width="2em"/>
              <mo stretchy="false">=</mo>
              <mspace width="2em"/>
            </mrow>
            <mi mathvariant="italic">tamaño</mi>
            <mi mathvariant="italic">poblacion</mi>
            <mrow>
              <mo fence="true" form="prefix" stretchy="false">(</mo>
              <mrow>
                <mrow>
                  <mi mathvariant="italic">viviendas</mi>
                  <mi mathvariant="italic">habitadas</mi>
                </mrow>
              </mrow>
              <mo fence="true" form="postfix" stretchy="false">)</mo>
            </mrow>
          </mrow>
        </mtd>
      </mtr>
      <mtr>
        <mtd>
          <mrow>
            <mi>Z</mi>
            <mrow>
              <mspace width="2em"/>
              <mo stretchy="false">=</mo>
              <mspace width="2em"/>
            </mrow>
            <mi mathvariant="italic">nivel</mi>
            <mi mathvariant="italic">de</mi>
            <mi mathvariant="italic">confianza</mi>
          </mrow>
        </mtd>
      </mtr>
      <mtr>
        <mtd>
          <mrow>
            <mi>e</mi>
            <mrow>
              <mspace width="2em"/>
              <mo stretchy="false">=</mo>
              <mspace width="2em"/>
            </mrow>
            <mi mathvariant="italic">error</mi>
            <mi mathvariant="italic">maximo</mi>
            <mi mathvariant="italic">aceptado</mi>
          </mrow>
        </mtd>
      </mtr>
      <mtr>
        <mtd>
          <mrow>
            <mi>p</mi>
            <mrow>
              <mspace width="2em"/>
              <mo stretchy="false">=</mo>
              <mspace width="2em"/>
            </mrow>
            <mi mathvariant="italic">probablidad</mi>
            <mi mathvariant="italic">de</mi>
            <mi mathvariant="italic">que</mi>
            <mi mathvariant="italic">ocurra</mi>
            <mi mathvariant="italic">el</mi>
            <mi mathvariant="italic">evento</mi>
            <mi mathvariant="italic">estuiado</mi>
            <mrow>
              <mo fence="true" form="prefix" stretchy="false">(</mo>
              <mrow>
                <mrow>
                  <mn>0</mn>
                  <mo stretchy="false">−</mo>
                  <mn>1</mn>
                </mrow>
              </mrow>
              <mo fence="true" form="postfix" stretchy="false">)</mo>
            </mrow>
          </mrow>
        </mtd>
      </mtr>
      <mtr>
        <mtd>
          <mrow>
            <mi>q</mi>
            <mrow>
              <mspace width="2em"/>
              <mo stretchy="false">=</mo>
              <mspace width="2em"/>
            </mrow>
            <mi mathvariant="italic">probabilidad</mi>
            <mi mathvariant="italic">de</mi>
            <mi mathvariant="italic">que</mi>
            <mi mathvariant="italic">no</mi>
            <mi mathvariant="italic">ocurra</mi>
            <mi mathvariant="italic">el</mi>
            <mi mathvariant="italic">evento</mi>
            <mi mathvariant="italic">estudiado</mi>
            <mrow>
              <mo fence="true" form="prefix" stretchy="false">(</mo>
              <mrow>
                <mrow>
                  <mn>1</mn>
                  <mo stretchy="false">−</mo>
                  <mi>p</mi>
                </mrow>
              </mrow>
              <mo fence="true" form="postfix" stretchy="false">)</mo>
            </mrow>
          </mrow>
        </mtd>
      </mtr>
    </mtable>
    <annotation encoding="StarMath 5.0">n ~=~ tamaño de muestra
newline
N ~=~ tamaño poblacion ( viviendas habitadas )
newline
Z~=~nivel de confianza
newline
e~=~error maximo aceptado
newline
p~=~probablidad de que ocurra el evento estuiado (0-1)
newline
q~=~probabilidad de que no ocurra el evento estudiado(1-p)
</annotation>
  </semantics>
</math>
</file>

<file path=Object 9/content.xml><?xml version="1.0" encoding="utf-8"?>
<math xmlns="http://www.w3.org/1998/Math/MathML" display="block">
  <semantics>
    <mtable>
      <mtr>
        <mtd>
          <mrow>
            <mi>N</mi>
            <mrow>
              <mspace width="2em"/>
              <mo stretchy="false">=</mo>
              <mspace width="2em"/>
            </mrow>
            <mn>750</mn>
          </mrow>
        </mtd>
      </mtr>
      <mtr>
        <mtd>
          <mrow>
            <mi>Z</mi>
            <mrow>
              <mspace width="2em"/>
              <mo stretchy="false">=</mo>
              <mspace width="2em"/>
            </mrow>
            <mn>0.90</mn>
          </mrow>
        </mtd>
      </mtr>
      <mtr>
        <mtd>
          <mrow>
            <mi>e</mi>
            <mrow>
              <mspace width="2em"/>
              <mo stretchy="false">=</mo>
              <mspace width="2em"/>
            </mrow>
            <mn>0.10</mn>
          </mrow>
        </mtd>
      </mtr>
      <mtr>
        <mtd>
          <mrow>
            <mi>p</mi>
            <mrow>
              <mspace width="2em"/>
              <mo stretchy="false">=</mo>
              <mspace width="2em"/>
            </mrow>
            <mn>0.5</mn>
          </mrow>
        </mtd>
      </mtr>
      <mtr>
        <mtd>
          <mrow>
            <mi>q</mi>
            <mrow>
              <mspace width="2em"/>
              <mo stretchy="false">=</mo>
              <mspace width="2em"/>
            </mrow>
            <mn>0.5</mn>
          </mrow>
        </mtd>
      </mtr>
    </mtable>
    <annotation encoding="StarMath 5.0">N ~=~ 750
newline
Z~=~0.90
newline
e~=~0.10
newline
p~=~0.5
newline
q~=~0.5

</annotation>
  </semantics>
</math>
</file>